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Bradley Hand" svg:font-family="'Bradley Hand'"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ans" fo:font-size="12pt" style:font-size-asian="12pt" style:font-size-complex="12pt"/>
    </style:style>
    <style:style style:name="P2" style:family="paragraph" style:parent-style-name="Standard" style:list-style-name="WWNum13">
      <style:text-properties style:font-name="Liberation Sans" fo:font-size="12pt" style:font-size-asian="12pt" style:font-size-complex="12pt"/>
    </style:style>
    <style:style style:name="P3" style:family="paragraph" style:parent-style-name="Standard" style:list-style-name="WWNum14">
      <style:text-properties style:font-name="Liberation Sans" fo:font-size="12pt" style:font-size-asian="12pt" style:font-size-complex="12pt"/>
    </style:style>
    <style:style style:name="P4" style:family="paragraph" style:parent-style-name="Standard" style:list-style-name="WWNum15">
      <style:text-properties style:font-name="Liberation Sans" fo:font-size="12pt" style:font-size-asian="12pt" style:font-size-complex="12pt"/>
    </style:style>
    <style:style style:name="P5" style:family="paragraph" style:parent-style-name="Standard" style:list-style-name="WWNum17">
      <style:text-properties style:font-name="Liberation Sans" fo:font-size="12pt" style:font-size-asian="12pt" style:font-size-complex="12pt"/>
    </style:style>
    <style:style style:name="P6" style:family="paragraph" style:parent-style-name="Standard">
      <style:text-properties style:font-name="Liberation Sans" fo:font-size="12pt" officeooo:paragraph-rsid="001a426f" style:font-size-asian="12pt" style:font-size-complex="12pt"/>
    </style:style>
    <style:style style:name="P7" style:family="paragraph" style:parent-style-name="Standard">
      <style:text-properties style:font-name="Liberation Sans" fo:font-size="12pt" officeooo:paragraph-rsid="001bda07" style:font-size-asian="12pt" style:font-size-complex="12pt"/>
    </style:style>
    <style:style style:name="P8" style:family="paragraph" style:parent-style-name="Standard">
      <style:text-properties style:font-name="Liberation Sans" fo:font-size="12pt" officeooo:paragraph-rsid="001ec8c7" style:font-size-asian="12pt" style:font-size-complex="12pt"/>
    </style:style>
    <style:style style:name="P9" style:family="paragraph" style:parent-style-name="Standard">
      <style:text-properties style:font-name="Liberation Sans" fo:font-size="12pt" officeooo:paragraph-rsid="002536ae" style:font-size-asian="12pt" style:font-size-complex="12pt"/>
    </style:style>
    <style:style style:name="P10" style:family="paragraph" style:parent-style-name="Standard" style:list-style-name="L1">
      <style:text-properties style:font-name="Liberation Sans" fo:font-size="12pt" officeooo:paragraph-rsid="002536ae" style:font-size-asian="12pt" style:font-size-complex="12pt"/>
    </style:style>
    <style:style style:name="P11" style:family="paragraph" style:parent-style-name="Standard" style:list-style-name="L2">
      <style:text-properties style:font-name="Liberation Sans" fo:font-size="12pt" officeooo:paragraph-rsid="002536ae" style:font-size-asian="12pt" style:font-size-complex="12pt"/>
    </style:style>
    <style:style style:name="P12" style:family="paragraph" style:parent-style-name="Standard">
      <style:text-properties style:font-name="Liberation Sans" fo:font-size="12pt" officeooo:paragraph-rsid="0027242c" style:font-size-asian="12pt" style:font-size-complex="12pt"/>
    </style:style>
    <style:style style:name="P13" style:family="paragraph" style:parent-style-name="Standard" style:list-style-name="L6">
      <style:text-properties style:font-name="Liberation Sans" fo:font-size="12pt" officeooo:paragraph-rsid="0027242c" style:font-size-asian="12pt" style:font-size-complex="12pt"/>
    </style:style>
    <style:style style:name="P14" style:family="paragraph" style:parent-style-name="Standard">
      <style:paragraph-properties fo:text-align="start" style:justify-single-word="false"/>
      <style:text-properties style:font-name="Liberation Sans" fo:font-size="12pt" officeooo:paragraph-rsid="0027242c" style:font-size-asian="12pt" style:font-size-complex="12pt"/>
    </style:style>
    <style:style style:name="P15" style:family="paragraph" style:parent-style-name="Standard" style:list-style-name="L11">
      <style:text-properties style:font-name="Liberation Sans" fo:font-size="12pt" style:font-size-asian="12pt" style:font-size-complex="12pt"/>
    </style:style>
    <style:style style:name="P16" style:family="paragraph" style:parent-style-name="Standard">
      <style:text-properties style:font-name="Liberation Sans" fo:font-size="12pt" fo:font-style="italic" style:font-size-asian="12pt" style:font-style-asian="italic" style:font-size-complex="12pt" style:font-style-complex="italic"/>
    </style:style>
    <style:style style:name="P17" style:family="paragraph" style:parent-style-name="Standard">
      <style:text-properties style:font-name="Liberation Sans" fo:font-size="12pt" fo:font-style="italic" officeooo:paragraph-rsid="001bda07" style:font-size-asian="12pt" style:font-style-asian="italic" style:font-size-complex="12pt" style:font-style-complex="italic"/>
    </style:style>
    <style:style style:name="P18" style:family="paragraph" style:parent-style-name="Standard">
      <style:text-properties style:font-name="Liberation Sans" fo:font-size="12pt" fo:font-style="normal" style:font-size-asian="12pt" style:font-style-asian="normal" style:font-size-complex="12pt" style:font-style-complex="normal"/>
    </style:style>
    <style:style style:name="P19" style:family="paragraph" style:parent-style-name="Standard" style:list-style-name="L3">
      <style:text-properties style:font-name="Liberation Sans" fo:font-size="12pt" fo:font-style="normal" fo:font-weight="normal" officeooo:paragraph-rsid="001bda07" style:font-size-asian="12pt" style:font-style-asian="normal" style:font-weight-asian="normal" style:font-size-complex="12pt" style:font-style-complex="normal" style:font-weight-complex="normal"/>
    </style:style>
    <style:style style:name="P20" style:family="paragraph" style:parent-style-name="Standard">
      <style:text-properties officeooo:paragraph-rsid="001a426f"/>
    </style:style>
    <style:style style:name="P21" style:family="paragraph" style:parent-style-name="Standard" style:list-style-name="L4"/>
    <style:style style:name="P22" style:family="paragraph" style:parent-style-name="Standard" style:list-style-name="L5">
      <style:text-properties officeooo:paragraph-rsid="002536ae"/>
    </style:style>
    <style:style style:name="P23" style:family="paragraph" style:parent-style-name="Standard">
      <style:text-properties officeooo:paragraph-rsid="0027242c"/>
    </style:style>
    <style:style style:name="P24" style:family="paragraph" style:parent-style-name="Standard" style:list-style-name="L9"/>
    <style:style style:name="P25" style:family="paragraph" style:parent-style-name="Standard" style:list-style-name="L9">
      <style:text-properties officeooo:paragraph-rsid="0027242c"/>
    </style:style>
    <style:style style:name="P26" style:family="paragraph" style:parent-style-name="Standard" style:list-style-name="L10"/>
    <style:style style:name="P27" style:family="paragraph" style:parent-style-name="Standard" style:master-page-name="Standard">
      <style:paragraph-properties style:page-number="auto"/>
      <style:text-properties style:font-name="Liberation Sans" fo:font-size="12pt" style:font-size-asian="12pt" style:font-size-complex="12pt"/>
    </style:style>
    <style:style style:name="T1" style:family="text">
      <style:text-properties fo:color="#000000" style:font-name="Liberation Sans" fo:font-size="12pt" fo:font-weight="normal" fo:background-color="transparent" loext:char-shading-value="0" style:font-size-asian="12pt" style:font-weight-asian="normal" style:font-size-complex="12pt" style:font-weight-complex="normal" loext:padding="0in" loext:border="none"/>
    </style:style>
    <style:style style:name="T2" style:family="text">
      <style:text-properties fo:color="#000000" style:font-name="Liberation Sans" fo:font-size="12pt" fo:font-weight="bold" fo:background-color="transparent" loext:char-shading-value="0" style:font-size-asian="12pt" style:font-weight-asian="bold" style:font-size-complex="12pt" style:font-weight-complex="bold"/>
    </style:style>
    <style:style style:name="T3" style:family="text">
      <style:text-properties fo:color="#000000" style:font-name="Liberation Sans" fo:font-size="12pt" fo:font-weight="bold" fo:background-color="transparent" loext:char-shading-value="0" style:font-size-asian="12pt" style:font-weight-asian="bold" style:font-size-complex="12pt" style:font-weight-complex="bold" loext:padding="0in" loext:border="none"/>
    </style:style>
    <style:style style:name="T4" style:family="text">
      <style:text-properties officeooo:rsid="0011075c"/>
    </style:style>
    <style:style style:name="T5" style:family="text">
      <style:text-properties style:font-name="Liberation Sans" fo:font-size="12pt" style:font-size-asian="12pt" style:font-size-complex="12pt"/>
    </style:style>
    <style:style style:name="T6" style:family="text">
      <style:text-properties style:font-name="Liberation Sans" fo:font-size="12pt" officeooo:rsid="0027242c" style:font-size-asian="12pt" style:font-size-complex="12pt"/>
    </style:style>
    <style:style style:name="T7" style:family="text">
      <style:text-properties style:font-name="Liberation Sans" fo:font-size="12pt" fo:font-weight="normal" style:font-size-asian="12pt" style:font-weight-asian="normal" style:font-size-complex="12pt" style:font-weight-complex="normal"/>
    </style:style>
    <style:style style:name="T8" style:family="text">
      <style:text-properties officeooo:rsid="0014bc80"/>
    </style:style>
    <style:style style:name="T9" style:family="text">
      <style:text-properties style:font-name-complex="Times New Roman1"/>
    </style:style>
    <style:style style:name="T10" style:family="text">
      <style:text-properties fo:font-style="italic" style:font-style-asian="italic" style:font-style-complex="italic"/>
    </style:style>
    <style:style style:name="T11" style:family="text">
      <style:text-properties officeooo:rsid="002724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s a community member seeking help, I want to learn more about the Outreach, so that I know what they do.</text:p>
      <text:p text:style-name="P1"/>
      <text:p text:style-name="P6">Acceptance criteria:</text:p>
      <text:p text:style-name="P6"/>
      <text:p text:style-name="P6">Given a community member interested in learning more, when I view the website, then I should see the following description:<text:line-break/></text:p>
      <text:p text:style-name="P16">The Outreach provides low-income Kent residents and the homeless with food, water, clothing, utility shut-off assistance, drivers licenses and IDs, and referral information. We also provide school supplies and household furnishings, when they are available. Those seeking help must live within the Kent school district, be disabled, have children living with them, or are senior citizens. We always help the homeless.</text:p>
      <text:p text:style-name="P16"/>
      <text:p text:style-name="P16">The Outreach began almost 30 years ago when St. James saw the need arise. During these desperate times, our office is a lifeline for those in need. It has evolved into a place that gives hope to those in need.</text:p>
      <text:p text:style-name="P1"><text:span text:style-name="T10"/></text:p>
      <text:p text:style-name="P18"/>
      <text:p text:style-name="P18"/>
      <text:p text:style-name="P18">As a person in need, I want to know where the Outreach office is located and when the office is open, so that I can get assistance.</text:p>
      <text:p text:style-name="P6"/>
      <text:p text:style-name="P6">Given a community member is interested in visiting the Outreach, when I view the website, then I should see the hours:</text:p>
      <text:list xml:id="list312483341" text:style-name="L5">
        <text:list-item>
          <text:p text:style-name="P22"><text:span text:style-name="Strong"><text:span text:style-name="T1">Monday: </text:span></text:span><text:span text:style-name="T2">1:00 pm to 4:00 pm</text:span></text:p>
        </text:list-item>
        <text:list-item>
          <text:p text:style-name="P22"><text:span text:style-name="Strong"><text:span text:style-name="T1">Tuesday: </text:span></text:span><text:span text:style-name="T3">9 a.m. to 12:00 noon</text:span></text:p>
        </text:list-item>
        <text:list-item>
          <text:p text:style-name="P22"><text:span text:style-name="Strong"><text:span text:style-name="T1">Wednesday: </text:span></text:span><text:span text:style-name="T3">1:00 pm to 4:00 pm</text:span><text:span text:style-name="T2"><text:line-break/></text:span></text:p>
        </text:list-item>
      </text:list>
      <text:p text:style-name="P20"><text:span text:style-name="T5">Given a community member is interested in visiting the Outreach, when I view the website, then I should see the address and a Google map.</text:span></text:p>
      <text:list xml:id="list4120766329" text:style-name="L4">
        <text:list-item>
          <text:p text:style-name="P21"><text:span text:style-name="Strong"><text:span text:style-name="T7">24447 94th Ave. S<text:line-break/>Kent, WA 98030</text:span></text:span></text:p>
        </text:list-item>
      </text:list>
      <text:p text:style-name="P1"/>
      <text:p text:style-name="P1"/>
      <text:p text:style-name="P1"/>
      <text:p text:style-name="P1"/>
      <text:p text:style-name="P1"><text:soft-page-break/>As a person in need, I want to know how to reach the Outreach office, so that I can get assistance.</text:p>
      <text:p text:style-name="P1"/>
      <text:p text:style-name="P7">Acceptance criteria:</text:p>
      <text:p text:style-name="P7"/>
      <text:p text:style-name="P7">Given a community member is interested in getting help, when I view the website, then I should see that I need to make an appointment during business hours:</text:p>
      <text:p text:style-name="P1"/>
      <text:p text:style-name="P17">Appointments are made first come first served. Online form is only accessible during business hours. If you cannot access form it is either outside of business hours or we have filled our appointments for the week. Please try again next Monday beginning at 1pm.</text:p>
      <text:p text:style-name="P7"/>
      <text:p text:style-name="P7">Given a community member is interested in visiting the Outreach, when I view the website, then I should see that I have two options for making an appointment:</text:p>
      <text:list xml:id="list3785119289" text:style-name="L3">
        <text:list-item>
          <text:p text:style-name="P19">Call 253-852-4100</text:p>
        </text:list-item>
        <text:list-item>
          <text:p text:style-name="P19">Complete an intake form</text:p>
        </text:list-item>
      </text:list>
      <text:p text:style-name="P1"/>
      <text:p text:style-name="P1"/>
      <text:p text:style-name="P1"/>
      <text:p text:style-name="P1"><text:span text:style-name="T8">A</text:span>s a community member, I want to know what services are available through the Outreach, and what the requirements are for each service, so that I can determine if they can help with my needs.</text:p>
      <text:p text:style-name="P1"/>
      <text:p text:style-name="P9">Acceptance criteria:</text:p>
      <text:p text:style-name="P9"/>
      <text:p text:style-name="P9">Given a community member is interested in getting help, when I view the website, then I should <text:span text:style-name="T4">see </text:span>the following services and requirements:</text:p>
      <text:p text:style-name="P1"/>
      <text:p text:style-name="P1">How we can help you:</text:p>
      <text:p text:style-name="P1"/>
      <text:p text:style-name="P1">An amount toward utilities (electricity, water) or rent</text:p>
      <text:list xml:id="list3634670600" text:style-name="WWNum13">
        <text:list-item>
          <text:p text:style-name="P2">1 time per calendar year</text:p>
        </text:list-item>
        <text:list-item>
          <text:p text:style-name="P2">Person seeking help must also be name on bill</text:p>
        </text:list-item>
        <text:list-item>
          <text:p text:style-name="P2">Must have urgent or shut-off notice</text:p>
        </text:list-item>
      </text:list>
      <text:p text:style-name="P1"/>
      <text:p text:style-name="P1"><text:soft-page-break/>A gas voucher:</text:p>
      <text:list xml:id="list4094743155" text:style-name="WWNum14">
        <text:list-item>
          <text:p text:style-name="P3">Every six months</text:p>
        </text:list-item>
        <text:list-item>
          <text:p text:style-name="P3">Must have a valid/current Driver’s license not an ID card</text:p>
        </text:list-item>
      </text:list>
      <text:p text:style-name="P1"/>
      <text:p text:style-name="P1">A thrift store voucher:</text:p>
      <text:list xml:id="list3988237758" text:style-name="WWNum15">
        <text:list-item>
          <text:p text:style-name="P4">Every six months</text:p>
        </text:list-item>
        <text:list-item>
          <text:p text:style-name="P4">Good for clothing items and small household items</text:p>
        </text:list-item>
        <text:list-item>
          <text:p text:style-name="P4">Thrift stores hours tba</text:p>
        </text:list-item>
      </text:list>
      <text:p text:style-name="P1"/>
      <text:p text:style-name="P9">Help with Driver’s license or ID card</text:p>
      <text:list xml:id="list2598518309" text:style-name="L1">
        <text:list-item>
          <text:p text:style-name="P10">If seeking an ID card, check with DSHS to see if you qualify for a voucher, we’ll cover the difference</text:p>
        </text:list-item>
        <text:list-item>
          <text:p text:style-name="P10">An appointment will be scheduled to meet with you at the Dept of Licensing in Kent</text:p>
        </text:list-item>
        <text:list-item>
          <text:p text:style-name="P10">(provide map link here)</text:p>
        </text:list-item>
      </text:list>
      <text:p text:style-name="P1"/>
      <text:p text:style-name="P1">Help with emergency food and toiletries:</text:p>
      <text:list xml:id="list698379201" text:style-name="WWNum17">
        <text:list-item>
          <text:p text:style-name="P5">Once per month</text:p>
        </text:list-item>
      </text:list>
      <text:p text:style-name="P1"/>
      <text:p text:style-name="P1"/>
      <text:p text:style-name="P1"/>
      <text:p text:style-name="P8">As a community member, I want to know what other resources are available, in case the Outreach isn’t open or can’t help me.</text:p>
      <text:p text:style-name="P8"/>
      <text:p text:style-name="P9">Acceptance criteria:</text:p>
      <text:p text:style-name="P9"/>
      <text:p text:style-name="P9">Given a community member needs help, when I view the website, then I should see these other resources:</text:p>
      <text:list xml:id="list3368330254" text:style-name="L2">
        <text:list-item>
          <text:p text:style-name="P11">211 (<text:a xlink:type="simple" xlink:href="https://www.211.org/" text:style-name="Internet_20_link" text:visited-style-name="Visited_20_Internet_20_Link">https://www.211.org/</text:a>)</text:p>
        </text:list-item>
        <text:list-item>
          <text:p text:style-name="P11"><text:a xlink:type="simple" xlink:href="http://Kentmethodist.com/assistance" text:style-name="Internet_20_link" text:visited-style-name="Visited_20_Internet_20_Link">http://Kentmethodist.com/assistance</text:a></text:p>
        </text:list-item>
      </text:list>
      <text:p text:style-name="P9"/>
      <text:p text:style-name="P1"/>
      <text:p text:style-name="P1"/>
      <text:p text:style-name="P1"/>
      <text:p text:style-name="P1"/>
      <text:p text:style-name="P1"><text:soft-page-break/>As a community member, I want to know if I qualify for help, so that I don’t waste time seeking services that are unavailable to me</text:p>
      <text:p text:style-name="P1"/>
      <text:p text:style-name="P12">Acceptance criteria:</text:p>
      <text:p text:style-name="P12"/>
      <text:p text:style-name="P12">Given a community member is interested in getting help, when I view the website, then I should see the following qualifications:</text:p>
      <text:list xml:id="list2969564459" text:style-name="L6">
        <text:list-item>
          <text:p text:style-name="P13">Must reside within Kent school zip code boundar<text:span text:style-name="T11">y</text:span></text:p>
        </text:list-item>
        <text:list-item>
          <text:p text:style-name="P13">We support all those who are currently without permanent shelter</text:p>
        </text:list-item>
      </text:list>
      <text:p text:style-name="P12"/>
      <text:p text:style-name="P14"/>
      <text:p text:style-name="P14">As a person seeking help, I want to fill out a form to request an appointment, so that I don’t have to call.</text:p>
      <text:p text:style-name="P1"/>
      <text:p text:style-name="P12">Acceptance criteria:</text:p>
      <text:p text:style-name="P12"/>
      <text:p text:style-name="P12">Given a community member wants to make an appointment for help, when I view the website, then I should see the following form: </text:p>
      <text:p text:style-name="P1"/>
      <text:p text:style-name="P23"><text:span text:style-name="T5">What assistance are you seeking? (Check all that apply):</text:span></text:p>
      <text:p text:style-name="P23"><text:span text:style-name="T5"/></text:p>
      <text:list xml:id="list299510225" text:style-name="L9">
        <text:list-item>
          <text:p text:style-name="P25"><text:span text:style-name="T5">Utilities (electricity or water) </text:span><text:span text:style-name="T6">(</text:span><text:span text:style-name="T5">Optional: include picture of current bill showing name/address; Urgent/Final notice AND account #</text:span><text:span text:style-name="T6">)</text:span></text:p>
        </text:list-item>
        <text:list-item>
          <text:p text:style-name="P24"><text:span text:style-name="T5">Rent </text:span><text:span text:style-name="T6">(</text:span><text:span text:style-name="T5">Optional: upload an eviction notice</text:span><text:span text:style-name="T6">)</text:span></text:p>
        </text:list-item>
      </text:list>
      <text:list xml:id="list4266487992" text:style-name="L10">
        <text:list-item>
          <text:p text:style-name="P26"><text:span text:style-name="T5">Gas </text:span><text:span text:style-name="T6">(</text:span><text:span text:style-name="T5">Optional: Include picture of DL</text:span><text:span text:style-name="T6">)</text:span></text:p>
        </text:list-item>
      </text:list>
      <text:list xml:id="list1057553003" text:style-name="L11">
        <text:list-item>
          <text:p text:style-name="P15">Clothing and household items</text:p>
        </text:list-item>
        <text:list-item>
          <text:p text:style-name="P15">ID or Driver’s License</text:p>
        </text:list-item>
        <text:list-item>
          <text:p text:style-name="P15">Food</text:p>
        </text:list-item>
        <text:list-item>
          <text:p text:style-name="P15"><text:span text:style-name="T9">Name</text:span> (required)</text:p>
        </text:list-item>
        <text:list-item>
          <text:p text:style-name="P15">Email </text:p>
        </text:list-item>
        <text:list-item>
          <text:p text:style-name="P15"><text:span text:style-name="T9">Phone</text:span> </text:p>
        </text:list-item>
      </text:list>
      <text:p text:style-name="P1"/>
      <text:p text:style-name="P1">Given a community member completes the intake form, when I click Send, then I should see a thank you message: </text:p>
      <text:p text:style-name="P1">“Thank you for your request. We’ll be in touch so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Bradley Hand" svg:font-family="'Bradley Hand'"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Nimbus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Droid Sans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Droid Sans Arabic" style:font-family-complex="'Droid Sans Arabic'" style:font-family-generic-complex="system" style:font-pitch-complex="variable"/>
    </style:style>
    <style:style style:name="Balloon_20_Text" style:display-name="Balloon Text" style:family="paragraph" style:parent-style-name="Standard" style:default-outline-level="">
      <style:text-properties fo:font-size="9pt" style:font-size-asian="9pt" style:font-size-complex="9pt"/>
    </style:style>
    <style:style style:name="stj_5f_standardparagraph" style:display-name="stj_standardparagraph" style:family="paragraph" style:parent-style-name="Standard" style:default-outline-level="">
      <style:paragraph-properties fo:margin-top="0.1945in" fo:margin-bottom="0.1945in" loext:contextual-spacing="false"/>
    </style:style>
    <style:style style:name="stj_5f_justifiedparagraph" style:display-name="stj_justifiedparagraph"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name-asian="Calibri1" style:font-family-asian="Calibri"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Droid Sans Arabic" style:font-family-complex="'Droid Sans Arabic'"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Droid Sans Arabic" style:font-family-complex="'Droid Sans Arabic'"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2"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4"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7"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6"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9"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2"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4"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5"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8"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9"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1"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4"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7"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8"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9"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0" text:bullet-char="-">
        <style:list-level-properties text:list-level-position-and-space-mode="label-alignment">
          <style:list-level-label-alignment text:label-followed-by="listtab" fo:text-indent="-0.25in" fo:margin-left="0.5in"/>
        </style:list-level-properties>
        <style:text-properties fo:font-family="'Bradley Hand'"/>
      </text:list-level-style-bullet>
      <text:list-level-style-bullet text:level="2" text:style-name="ListLabel_20_6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text:bullet-char="-">
        <style:list-level-properties text:list-level-position-and-space-mode="label-alignment">
          <style:list-level-label-alignment text:label-followed-by="listtab" fo:text-indent="-0.25in" fo:margin-left="0.5in"/>
        </style:list-level-properties>
        <style:text-properties fo:font-family="'Bradley Hand'"/>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5"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6"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8"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9"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3"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4"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5"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6"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8"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0"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0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3"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4"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5"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6"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8"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in" fo:margin-left="1.25in"/>
        </style:list-level-properties>
      </text:list-level-style-number>
      <text:list-level-style-bullet text:level="3" text:style-name="ListLabel_20_109"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110"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5" text:style-name="ListLabel_20_111"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6" text:style-name="ListLabel_20_11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113"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8" text:style-name="ListLabel_20_114"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9" text:style-name="ListLabel_20_115"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1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34"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35"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136"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137"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5" text:style-name="ListLabel_20_138"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6" text:style-name="ListLabel_20_139"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140"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8" text:style-name="ListLabel_20_141"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9" text:style-name="ListLabel_20_14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4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52"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53"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154"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155"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5" text:style-name="ListLabel_20_156"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6" text:style-name="ListLabel_20_157"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158"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8" text:style-name="ListLabel_20_159"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9" text:style-name="ListLabel_20_160"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ina Ostrander</meta:initial-creator>
    <meta:editing-cycles>37</meta:editing-cycles>
    <meta:print-date>2020-01-24T21:42:00</meta:print-date>
    <meta:creation-date>2020-01-10T04:57:00</meta:creation-date>
    <dc:date>2020-10-05T18:12:30.193001851</dc:date>
    <meta:editing-duration>PT3H24M57S</meta:editing-duration>
    <meta:generator>LibreOffice/6.4.6.2$Linux_X86_64 LibreOffice_project/40$Build-2</meta:generator>
    <meta:document-statistic meta:table-count="0" meta:image-count="0" meta:object-count="0" meta:page-count="4" meta:paragraph-count="65" meta:word-count="828" meta:character-count="4631" meta:non-whitespace-character-count="38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